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family="text" style:name="Example">
      <style:text-properties fo:font-size="16pt" style:font-name="Cumberland" style:font-name-asian="Cumberland" style:font-name-complex="Cumberla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1<text:span text:style-name="Example">2<text:line-break/>3</text:span>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7T17:37:44.79</meta:creation-date>
    <meta:document-statistic meta:table-count="0" meta:image-count="0" meta:object-count="0" meta:page-count="1" meta:paragraph-count="1" meta:word-count="1" meta:character-count="2"/>
    <dc:date>2013-02-07T17:38:16.58</dc:date>
    <meta:editing-duration>PT32S</meta:editing-duration>
    <meta:editing-cycles>1</meta:editing-cycles>
    <meta:generator>OpenOffice.org/3.4.1$Win32 OpenOffice.org_project/341m1$Build-9593</meta:generator>
  </office:meta>
</office:document-meta>
</file>